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Thesis_20_Pseudocode">
      <style:text-properties fo:font-variant="normal" fo:text-transform="none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ize="10pt"/>
    </style:style>
    <style:style style:name="P4" style:family="paragraph" style:parent-style-name="Text_20_body">
      <style:text-properties fo:font-size="10pt" fo:font-weight="normal" style:font-weight-asian="normal" style:font-weight-complex="normal"/>
    </style:style>
    <style:style style:name="P5" style:family="paragraph" style:parent-style-name="Text_20_body" style:list-style-name="L1">
      <style:paragraph-properties fo:margin-top="0cm" fo:margin-bottom="0.499cm"/>
    </style:style>
    <style:style style:name="P6" style:family="paragraph" style:parent-style-name="Thesis_20_Main_20_Section_20_Heading" style:master-page-name="Thesis_20_Main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80%"/>
    </style:style>
    <style:style style:name="T9" style:family="text">
      <style:text-properties style:text-position="-33% 80%" fo:font-weight="normal" style:font-weight-asian="normal" style:font-weight-complex="normal"/>
    </style:style>
    <style:style style:name="T10" style:family="text">
      <style:text-properties style:text-position="-33% 80%" fo:font-size="10pt"/>
    </style:style>
    <style:style style:name="T11" style:family="text">
      <style:text-properties fo:font-size="10pt"/>
    </style:style>
    <style:style style:name="T12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0pt" fo:font-weight="normal" style:font-weight-asian="normal" style:font-weight-complex="normal"/>
    </style:style>
    <style:style style:name="T14" style:family="text">
      <style:text-properties fo:text-transform="uppercas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fo:font-style="italic" style:font-style-asian="italic" style:font-style-complex="italic"/>
    </style:style>
    <style:style style:name="T18" style:family="text">
      <style:text-properties fo:font-size="12pt"/>
    </style:style>
    <style:style style:name="T1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12pt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ORETICAL FRAMEWORK</text:p>
      <text:p text:style-name="Thesis_20_Spacer"/>
      <text:p text:style-name="Thesis_20_Spacer"/>
      <text:p text:style-name="Thesis_20_Spacer"/>
      <text:p text:style-name="Thesis_20_Spacer"/>
      <text:p text:style-name="Thesis_20_Major_20_Subsection_20_Heading">Subsection 1</text:p>
      <text:p text:style-name="Thesis_20_Spacer"/>
      <text:p text:style-name="Thesis_20_Spacer"/>
      <text:p text:style-name="Thesis_20_Spacer"/>
      <text:p text:style-name="Thesis_20_Body_20_Text"><text:span text:style-name="T1">Some texts here...</text:span></text:p>
      <text:p text:style-name="Thesis_20_Spacer"><text:span text:style-name="T1"/></text:p>
      <text:p text:style-name="Thesis_20_Spacer"><text:span text:style-name="T1"/></text:p>
      <text:p text:style-name="Thesis_20_Spacer"><text:span text:style-name="T1"/></text:p>
      <text:p text:style-name="Thesis_20_Spacer"><text:span text:style-name="T1"/></text:p>
      <text:p text:style-name="Thesis_20_Major_20_Subsection_20_Heading">Subsection 2</text:p>
      <text:p text:style-name="Thesis_20_Spacer"/>
      <text:p text:style-name="Thesis_20_Spacer"/>
      <text:p text:style-name="Thesis_20_Spacer"/>
      <text:p text:style-name="Thesis_20_Body_20_Text">Some texts here...</text:p>
      <text:p text:style-name="Thesis_20_Body_20_Direct_20_Quo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font-variant="normal" fo:text-transform="non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>
        <style:tab-stops>
          <style:tab-stop style:position="7.62cm" style:leader-style="solid" style:leader-text="-"/>
        </style:tab-stops>
      </style:paragraph-properties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Thesis_20_Pseudocode" style:display-name="Thesis Pseudocode" style:family="paragraph" style:parent-style-name="Thesis_20_Body_20_Source_20_Code" style:master-page-name="">
      <style:paragraph-properties style:page-number="auto"/>
      <style:text-properties style:font-name="Century Schoolbook L"/>
    </style:style>
    <style:style style:name="Figure" style:family="paragraph" style:parent-style-name="Thesis_20_Spacer"/>
    <style:style style:name="Numbering_20_Symbols" style:display-name="Numbering Symbols" style:family="text"/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ourier New" fo:font-size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.81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  <style:page-layout style:name="Mpm4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hesis_20_Page_20_Layout" style:display-name="Thesis Page Layout" style:page-layout-name="Mpm2"/>
    <style:master-page style:name="Thesis_20_Main_20_Page" style:display-name="Thesis Main Page" style:page-layout-name="Mpm3">
      <style:header>
        <text:p text:style-name="Header"/>
      </style:header>
    </style:master-page>
    <style:master-page style:name="Thesis_20_Prelim_20_Page" style:display-name="Thesis Prelim Page" style:page-layout-name="Mpm4">
      <style:footer>
        <text:p text:style-name="Footer"/>
      </style:footer>
    </style:master-page>
    <style:master-page style:name="Thesis_20_Prelim_20_No_20_Footer" style:display-name="Thesis Prelim No Footer" style:page-layout-name="Mpm5"/>
    <style:master-page style:name="Thesis_20_Main_20_No_20_Header" style:display-name="Thesis Main No Header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seph Anthony C Hermocilla</meta:initial-creator>
    <meta:creation-date>2008-10-31T13:03:37</meta:creation-date>
    <dc:creator>Joseph Hermocilla</dc:creator>
    <dc:date>2014-04-29T22:39:55</dc:date>
    <dc:language>en-US</dc:language>
    <meta:editing-cycles>233</meta:editing-cycles>
    <meta:editing-duration>PT4H25M53S</meta:editing-duration>
    <meta:document-statistic meta:table-count="0" meta:image-count="0" meta:object-count="0" meta:page-count="1" meta:paragraph-count="5" meta:word-count="12" meta:character-count="81" meta:non-whitespace-character-count="74"/>
    <meta:user-defined meta:name="Info 1"/>
    <meta:user-defined meta:name="Info 2"/>
    <meta:user-defined meta:name="Info 3"/>
    <meta:user-defined meta:name="Info 4"/>
    <meta:template xlink:type="simple" xlink:actuate="onRequest" xlink:title="GENERAL" xlink:href="../GENERAL.ott" meta:date="2008-10-31T13:03:37"/>
  </office:meta>
</office:document-meta>
</file>